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Moules frites">
            <text:p>Moules frites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Restes | Pates jambon champignon">
            <text:p>Restes | Pates jambon champignon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Fruits de mer | Risotto épinards champignons">
            <text:p>Fruits de mer | Risotto épinards champignons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Aubergines roulées | Risotto épinards champignons">
            <text:p>Aubergines roulées | Risotto épinards champignons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Melon garni">
            <text:p>Melon garni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Salade de légumineuses | Purée de patates douces">
            <text:p>Salade de légumineuses | Purée de patates douces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Tomates Mozzarella | Blanc de poulet">
            <text:p>Tomates Mozzarella | Blanc de poulet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Oeufs à la coque | Crepes">
            <text:p>Oeufs à la coque | Crep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Escalope de veau">
            <text:p>Escalope de veau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Crèpes forestières">
            <text:p>Crèpes forestièr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Blanc de poulet | Légumes rotis">
            <text:p>Blanc de poulet | Légumes rotis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Tarte au Maroilles">
            <text:p>Tarte au Maroill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28">
            <text:p>2021-08-2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28">
            <text:p>2021-08-28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8-29">
            <text:p>2021-08-2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8-29">
            <text:p>2021-08-29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8-30">
            <text:p>2021-08-30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30">
            <text:p>2021-08-30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31">
            <text:p>2021-08-3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31">
            <text:p>2021-08-31</text:p>
          </table:table-cell>
          <table:table-cell office:value-type="string" office:value="Poêlée de champignons et purée de pois cassés">
            <text:p>Poêlée de champignons et purée de pois cassés</text:p>
          </table:table-cell>
        </table:table-row>
        <table:table-row>
          <table:table-cell office:value-type="string" office:value="2021-09-01">
            <text:p>2021-09-01</text:p>
          </table:table-cell>
          <table:table-cell office:value-type="string" office:value="Blanc de poulet | Légumes rotis">
            <text:p>Blanc de poulet | Légumes rotis</text:p>
          </table:table-cell>
        </table:table-row>
        <table:table-row>
          <table:table-cell office:value-type="string" office:value="2021-09-01">
            <text:p>2021-09-01</text:p>
          </table:table-cell>
          <table:table-cell office:value-type="string" office:value="Coleslaw">
            <text:p>Coleslaw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9-04">
            <text:p>2021-09-04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9-04">
            <text:p>2021-09-04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9-05">
            <text:p>2021-09-05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9-05">
            <text:p>2021-09-05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9-06">
            <text:p>2021-09-06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9-06">
            <text:p>2021-09-06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9-07">
            <text:p>2021-09-0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9-07">
            <text:p>2021-09-07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9-08">
            <text:p>2021-09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9-08">
            <text:p>2021-09-08</text:p>
          </table:table-cell>
          <table:table-cell office:value-type="string" office:value="Salade de lentilles">
            <text:p>Salade de lentilles</text:p>
          </table:table-cell>
        </table:table-row>
        <table:table-row>
          <table:table-cell office:value-type="string" office:value="2021-09-09">
            <text:p>2021-09-09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9-09">
            <text:p>2021-09-09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9-10">
            <text:p>2021-09-10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9-10">
            <text:p>2021-09-10</text:p>
          </table:table-cell>
          <table:table-cell office:value-type="string" office:value="Oeufs à la coque | Apéro ++">
            <text:p>Oeufs à la coque | Apéro ++</text:p>
          </table:table-cell>
        </table:table-row>
        <table:table-row>
          <table:table-cell office:value-type="string" office:value="2021-09-11">
            <text:p>2021-09-11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9-11">
            <text:p>2021-09-11</text:p>
          </table:table-cell>
          <table:table-cell office:value-type="string" office:value="Gnocchi haricots verts | Gateau au chocolat">
            <text:p>Gnocchi haricots verts | Gateau au chocolat</text:p>
          </table:table-cell>
        </table:table-row>
        <table:table-row>
          <table:table-cell office:value-type="string" office:value="2021-09-12">
            <text:p>2021-09-1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9-12">
            <text:p>2021-09-12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9-13">
            <text:p>2021-09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9-13">
            <text:p>2021-09-13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9-14">
            <text:p>2021-09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9-14">
            <text:p>2021-09-14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9-15">
            <text:p>2021-09-1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9-15">
            <text:p>2021-09-15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9-16">
            <text:p>2021-09-16</text:p>
          </table:table-cell>
          <table:table-cell office:value-type="string" office:value="Nouilles soba shiitake tofu">
            <text:p>Nouilles soba shiitake tofu</text:p>
          </table:table-cell>
        </table:table-row>
        <table:table-row>
          <table:table-cell office:value-type="string" office:value="2021-09-16">
            <text:p>2021-09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9-17">
            <text:p>2021-09-17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9-17">
            <text:p>2021-09-17</text:p>
          </table:table-cell>
          <table:table-cell office:value-type="string" office:value="Oeufs brouillés | Apéro ++">
            <text:p>Oeufs brouillés | Apéro +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